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style:text-underline-style="solid" style:text-underline-width="auto" style:text-underline-color="font-color"/>
    </style:style>
    <style:style style:name="P3" style:family="paragraph" style:parent-style-name="normal">
      <style:paragraph-properties fo:margin-left="0cm" fo:margin-right="0cm" fo:text-indent="0cm" style:auto-text-indent="false"/>
    </style:style>
    <style:style style:name="P4" style:family="paragraph" style:parent-style-name="normal" style:master-page-name="Standard">
      <style:paragraph-properties fo:text-align="end" style:justify-single-word="false"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ergio martinez</text:p>
      <text:p text:style-name="P1"/>
      <text:p text:style-name="P1">TAREA1</text:p>
      <text:p text:style-name="P3"/>
      <text:p text:style-name="P3">a) <text:s text:c="5"/>ls -li <text:s/>/dev/tty[0-9]</text:p>
      <text:p text:style-name="normal">b) <text:s text:c="5"/>ls /dev/ | grep tty</text:p>
      <text:p text:style-name="normal"/>
      <text:p text:style-name="P1">TAREA 2</text:p>
      <text:p text:style-name="normal"/>
      <text:p text:style-name="normal">a) <text:s text:c="4"/>ls -li </text:p>
      <text:p text:style-name="normal">b) <text:s text:c="4"/>ls -l</text:p>
      <text:p text:style-name="normal">c) <text:s text:c="4"/>ls -lh</text:p>
      <text:p text:style-name="normal"/>
      <text:p text:style-name="P1">TAREA 3</text:p>
      <text:p text:style-name="normal"/>
      <text:p text:style-name="normal">a) <text:s text:c="4"/>find -name “*.txt” -exec mv “{}” /home/alumno/Documentos \;</text:p>
      <text:p text:style-name="normal">b) <text:s text:c="4"/>ls-li | cut -d” ” -f1-5</text:p>
      <text:p text:style-name="normal"/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7T16:42:54.509306179</dc:date>
    <meta:editing-duration>PT1M19S</meta:editing-duration>
    <meta:editing-cycles>1</meta:editing-cycles>
    <meta:document-statistic meta:table-count="0" meta:image-count="0" meta:object-count="0" meta:page-count="1" meta:paragraph-count="11" meta:word-count="42" meta:character-count="226" meta:non-whitespace-character-count="163"/>
    <meta:generator>LibreOffice/6.4.6.2$Linux_X86_64 LibreOffice_project/40$Build-2</meta:generator>
  </office:meta>
</office:document-meta>
</file>